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he <text:span text:style-name="backtick">Imgbutton</text:span> is very similar to the simple <text:span text:style-name="backtick">Button</text:span> Widget. The only difference is that it displays user-defined images in each state instead of drawing a rectangle.</text:p><text:p text:style-name="Standard">More info (<text:a xlink:type="simple" xlink:href="https://docs.lvgl.io/8.3/widgets/extra/imgbtn.html" text:style-name="Internet_20_link" text:visited-style-name="Visited_20_Internet_20_Link">link</text:a>)</text:p>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he image for the <text:span text:style-name="backtick">Released</text:span> state.</text:p>,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he image for the <text:span text:style-name="backtick">Pressed</text:span> state.</text:p>,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he image for the <text:span text:style-name="backtick">Disabled</text:span> state.</text:p>,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Pressed</text:span> state.</text:p>,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1" text:continue-numbering="true" text:continue-list="list_Imgbutton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gbutton12" text:continue-numbering="true" text:continue-list="list_Imgbutton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gbutton13" text:continue-numbering="true" text:continue-list="list_Imgbutton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gbutton14" text:continue-numbering="true" text:continue-list="list_Imgbutton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gbutton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gbutton16" text:continue-numbering="true" text:continue-list="list_Imgbutto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gbutton17" text:continue-numbering="true" text:continue-list="list_Imgbutton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gbutton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gbutton19" text:continue-numbering="true" text:continue-list="list_Imgbutton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gbutton20" text:continue-numbering="true" text:continue-list="list_Imgbutton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gbutton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gbutton22" text:continue-numbering="true" text:continue-list="list_Imgbutton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gbutton23" text:continue-numbering="true" text:continue-list="list_Imgbutton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gbutton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Imgbutton25" text:continue-numbering="true" text:continue-list="list_Imgbutton2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26" text:continue-numbering="true" text:continue-list="list_Imgbutton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27" text:continue-numbering="true" text:continue-list="list_Imgbutton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gbutton28" text:continue-numbering="true" text:continue-list="list_Imgbutton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gbutton29" text:continue-numbering="true" text:continue-list="list_Imgbutton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gbutton30" text:continue-numbering="true" text:continue-list="list_Imgbutton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gbutton31" text:continue-numbering="true" text:continue-list="list_Imgbutton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gbutton32" text:continue-numbering="true" text:continue-list="list_Imgbutton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gbutton33" text:continue-numbering="true" text:continue-list="list_Imgbutton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gbutton34" text:continue-numbering="true" text:continue-list="list_Imgbutton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gbutton35" text:continue-numbering="true" text:continue-list="list_Imgbutton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gbutton36" text:continue-numbering="true" text:continue-list="list_Imgbutton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gbutton37" text:continue-numbering="true" text:continue-list="list_Imgbutton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gbutton38" text:continue-numbering="true" text:continue-list="list_Imgbutton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gbutton39" text:continue-numbering="true" text:continue-list="list_Imgbutton38"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Imgbutton40" text:continue-numbering="true" text:continue-list="list_Imgbutton39"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gbutton41" text:continue-numbering="true" text:continue-list="list_Imgbutton40"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gbutton42" text:continue-numbering="true" text:continue-list="list_Imgbutton41"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gbutton43" text:continue-numbering="true" text:continue-list="list_Imgbutton42"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gbutton44" text:continue-numbering="true" text:continue-list="list_Imgbutton43"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gbutton45" text:continue-numbering="true" text:continue-list="list_Imgbutton44"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gbutton46" text:continue-numbering="true" text:continue-list="list_Imgbutton45"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gbutton47" text:continue-numbering="true" text:continue-list="list_Imgbutton46"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gbutton48" text:continue-numbering="true" text:continue-list="list_Imgbutton47"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gbutton49" text:continue-numbering="true" text:continue-list="list_Imgbutton48"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Imgbutton50" text:continue-numbering="true" text:continue-list="list_Imgbutton49"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Imgbutton51"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Imgbutton52" text:continue-numbering="true" text:continue-list="list_Imgbutton50"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Imgbutton53"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54" text:continue-numbering="true" text:continue-list="list_Imgbutton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gbutton55" text:continue-numbering="true" text:continue-list="list_Imgbutton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gbutton56" text:continue-numbering="true" text:continue-list="list_Imgbutton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gbutton57" text:continue-numbering="true" text:continue-list="list_Imgbutton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gbutton58" text:continue-numbering="true" text:continue-list="list_Imgbutton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gbutton59" text:continue-numbering="true" text:continue-list="list_Imgbutton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60" text:continue-numbering="true" text:continue-list="list_Imgbutton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gbutton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62" text:continue-numbering="true" text:continue-list="list_Imgbutton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gbutton63" text:continue-numbering="true" text:continue-list="list_Imgbutton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gbutton64" text:continue-numbering="true" text:continue-list="list_Imgbutton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65"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